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Nab_9</text:p>
          </table:table-cell>
          <table:table-cell office:value-type="string" calcext:value-type="string">
            <text:p>Nab_8</text:p>
          </table:table-cell>
          <table:table-cell office:value-type="string" calcext:value-type="string">
            <text:p>Nab_7</text:p>
          </table:table-cell>
          <table:table-cell office:value-type="string" calcext:value-type="string">
            <text:p>Nab_6</text:p>
          </table:table-cell>
          <table:table-cell office:value-type="string" calcext:value-type="string">
            <text:p>Nab_5</text:p>
          </table:table-cell>
          <table:table-cell office:value-type="string" calcext:value-type="string">
            <text:p>Nab_4</text:p>
          </table:table-cell>
          <table:table-cell office:value-type="string" calcext:value-type="string">
            <text:p>Nab_3</text:p>
          </table:table-cell>
          <table:table-cell office:value-type="string" calcext:value-type="string">
            <text:p>Nab_2</text:p>
          </table:table-cell>
          <table:table-cell office:value-type="string" calcext:value-type="string">
            <text:p>Nab_1</text:p>
          </table:table-cell>
          <table:table-cell office:value-type="string" calcext:value-type="string">
            <text:p>Nab_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#OP</text:p>
          </table:table-cell>
          <table:table-cell office:value-type="string" calcext:value-type="string">
            <text:p>OP_0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OP_2</text:p>
          </table:table-cell>
          <table:table-cell office:value-type="string" calcext:value-type="string">
            <text:p>OP_3</text:p>
          </table:table-cell>
          <table:table-cell office:value-type="string" calcext:value-type="string">
            <text:p>OP_4</text:p>
          </table:table-cell>
          <table:table-cell office:value-type="string" calcext:value-type="string">
            <text:p>OP_5</text:p>
          </table:table-cell>
          <table:table-cell office:value-type="string" calcext:value-type="string">
            <text:p>OP_6</text:p>
          </table:table-cell>
          <table:table-cell office:value-type="string" calcext:value-type="string">
            <text:p>OP_7</text:p>
          </table:table-cell>
          <table:table-cell office:value-type="string" calcext:value-type="string">
            <text:p>OP_8</text:p>
          </table:table-cell>
          <table:table-cell office:value-type="string" calcext:value-type="string">
            <text:p>OP_9</text:p>
          </table:table-cell>
        </table:table-row>
        <table:table-row table:style-name="ro1">
          <table:table-cell office:value-type="float" office:value="-0.0173492" calcext:value-type="float">
            <text:p>-0.0173492</text:p>
          </table:table-cell>
          <table:table-cell office:value-type="float" office:value="0.169301" calcext:value-type="float">
            <text:p>0.1693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2651" calcext:value-type="float">
            <text:p>0.162651</text:p>
          </table:table-cell>
          <table:table-cell office:value-type="float" office:value="0.169866" calcext:value-type="float">
            <text:p>0.1698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673523" calcext:value-type="float">
            <text:p>-0.0673523</text:p>
          </table:table-cell>
          <table:table-cell office:value-type="float" office:value="0.141556" calcext:value-type="float">
            <text:p>0.1415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373459" calcext:value-type="float">
            <text:p>-0.0373459</text:p>
          </table:table-cell>
          <table:table-cell office:value-type="float" office:value="0.153695" calcext:value-type="float">
            <text:p>0.1536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773468" calcext:value-type="float">
            <text:p>-0.0773468</text:p>
          </table:table-cell>
          <table:table-cell office:value-type="float" office:value="0.0554205" calcext:value-type="float">
            <text:p>0.05542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34:17.397919773</meta:creation-date>
    <dc:date>2020-10-31T18:59:13.047466526</dc:date>
    <meta:editing-duration>PT24M55S</meta:editing-duration>
    <meta:editing-cycles>3</meta:editing-cycles>
    <meta:generator>LibreOffice/6.1.5.2$Linux_X86_64 LibreOffice_project/10$Build-2</meta:generator>
    <meta:document-statistic meta:table-count="1" meta:cell-count="95" meta:object-count="0"/>
  </office:meta>
</office:document-meta>
</file>